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padding="0.097cm" fo:border="0.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3.517cm" style:rel-column-width="1310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padding="0.097cm" fo:border="0.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3.517cm" style:rel-column-width="1310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fo:padding="0.097cm" fo:border="0.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517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E1" style:family="table-cell">
      <style:table-cell-properties fo:padding="0.097cm" fo:border="0.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3.517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3.517cm" style:rel-column-width="13107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E1" style:family="table-cell">
      <style:table-cell-properties fo:background-color="#ffffff" fo:padding="0.097cm" fo:border="0.5pt solid #000000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3.517cm" style:rel-column-width="13107*"/>
    </style:style>
    <style:style style:name="Tableau7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fo:background-color="#ffffff" fo:padding="0.097cm" fo:border="0.5pt solid #000000">
        <style:background-image/>
      </style:table-cell-properties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3.517cm" style:rel-column-width="13107*"/>
    </style:style>
    <style:style style:name="Tableau8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E1" style:family="table-cell">
      <style:table-cell-properties fo:background-color="#ffffff" fo:padding="0.097cm" fo:border="0.5pt solid #000000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3.517cm" style:rel-column-width="13107*"/>
    </style:style>
    <style:style style:name="Tableau9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fo:background-color="#ffffff" fo:padding="0.097cm" fo:border="0.5pt solid #000000">
        <style:background-image/>
      </style:table-cell-properties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3.517cm" style:rel-column-width="13107*"/>
    </style:style>
    <style:style style:name="Tableau10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fo:background-color="#ffffff" fo:padding="0.097cm" fo:border="0.5pt solid #000000">
        <style:background-image/>
      </style:table-cell-properties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3.517cm" style:rel-column-width="13107*"/>
    </style:style>
    <style:style style:name="Tableau11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E1" style:family="table-cell">
      <style:table-cell-properties fo:background-color="#ffffff" fo:padding="0.097cm" fo:border="0.5pt solid #000000">
        <style:background-image/>
      </style:table-cell-properties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3.517cm" style:rel-column-width="13107*"/>
    </style:style>
    <style:style style:name="Tableau12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E1" style:family="table-cell">
      <style:table-cell-properties fo:background-color="#ffffff" fo:padding="0.097cm" fo:border="0.5pt solid #000000">
        <style:background-image/>
      </style:table-cell-properties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3.517cm" style:rel-column-width="13107*"/>
    </style:style>
    <style:style style:name="Tableau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fo:background-color="#ffffff" fo:padding="0.097cm" fo:border="0.5pt solid #000000">
        <style:background-image/>
      </style:table-cell-properties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3.517cm" style:rel-column-width="13107*"/>
    </style:style>
    <style:style style:name="Tableau1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fo:background-color="#ffffff" fo:padding="0.097cm" fo:border="0.5pt solid #000000">
        <style:background-image/>
      </style:table-cell-properties>
    </style:style>
    <style:style style:name="P1" style:family="paragraph" style:parent-style-name="Footer">
      <loext:graphic-properties draw:fill-gradient-name="gradient" draw:fill-hatch-name="hatch"/>
      <style:paragraph-properties fo:padding="0.049cm" fo:border-left="none" fo:border-right="none" fo:border-top="0.06pt solid #000000" fo:border-bottom="none"/>
    </style:style>
    <style:style style:name="P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d8a93" style:font-name-asian="Liberation Serif" style:font-size-asian="10pt" style:font-name-complex="Liberation Serif" style:font-size-complex="10pt"/>
    </style:style>
    <style:style style:name="P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50d26c" style:font-name-asian="Liberation Serif" style:font-size-asian="10pt" style:font-name-complex="Liberation Serif" style:font-size-complex="10pt"/>
    </style:style>
    <style:style style:name="P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5459" officeooo:paragraph-rsid="001e5459" style:font-name-asian="Liberation Serif" style:font-size-asian="10pt" style:font-name-complex="Liberation Serif" style:font-size-complex="10pt"/>
    </style:style>
    <style:style style:name="P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5459" officeooo:paragraph-rsid="0050d26c" style:font-name-asian="Liberation Serif" style:font-size-asian="10pt" style:font-name-complex="Liberation Serif" style:font-size-complex="10pt"/>
    </style:style>
    <style:style style:name="P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6a60" officeooo:paragraph-rsid="001e6a60" style:font-name-asian="Liberation Serif" style:font-size-asian="10pt" style:font-name-complex="Liberation Serif" style:font-size-complex="10pt"/>
    </style:style>
    <style:style style:name="P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6a60" officeooo:paragraph-rsid="0050d26c" style:font-name-asian="Liberation Serif" style:font-size-asian="10pt" style:font-name-complex="Liberation Serif" style:font-size-complex="10pt"/>
    </style:style>
    <style:style style:name="P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50d26c" officeooo:paragraph-rsid="0050d26c" style:font-name-asian="Liberation Serif" style:font-size-asian="10pt" style:font-name-complex="Liberation Serif" style:font-size-complex="10pt"/>
    </style:style>
    <style:style style:name="P9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f1a8" officeooo:paragraph-rsid="0050d26c" style:font-name-asian="Liberation Serif" style:font-size-asian="10pt" style:font-name-complex="Liberation Serif" style:font-size-complex="10pt"/>
    </style:style>
    <style:style style:name="P10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ef1a8" officeooo:paragraph-rsid="001ef1a8" style:font-name-asian="Liberation Serif" style:font-size-asian="10pt" style:font-name-complex="Liberation Serif" style:font-size-complex="10pt"/>
    </style:style>
    <style:style style:name="P11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50d26c" style:font-name-asian="Liberation Serif" style:font-size-asian="10pt" style:font-name-complex="Liberation Serif" style:font-size-complex="10pt"/>
    </style:style>
    <style:style style:name="P1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20a7f1" style:font-name-asian="Liberation Serif" style:font-size-asian="10pt" style:font-name-complex="Liberation Serif" style:font-size-complex="10pt"/>
    </style:style>
    <style:style style:name="P1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0a7f1" officeooo:paragraph-rsid="002ecd15" style:font-name-asian="Liberation Serif" style:font-size-asian="10pt" style:font-name-complex="Liberation Serif" style:font-size-complex="10pt"/>
    </style:style>
    <style:style style:name="P1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50d26c" style:font-name-asian="Liberation Serif" style:font-size-asian="10pt" style:font-name-complex="Liberation Serif" style:font-size-complex="10pt"/>
    </style:style>
    <style:style style:name="P1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2b366d" style:font-name-asian="Liberation Serif" style:font-size-asian="10pt" style:font-name-complex="Liberation Serif" style:font-size-complex="10pt"/>
    </style:style>
    <style:style style:name="P1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b366d" officeooo:paragraph-rsid="002ecd15" style:font-name-asian="Liberation Serif" style:font-size-asian="10pt" style:font-name-complex="Liberation Serif" style:font-size-complex="10pt"/>
    </style:style>
    <style:style style:name="P1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ecd15" officeooo:paragraph-rsid="0050d26c" style:font-name-asian="Liberation Serif" style:font-size-asian="10pt" style:font-name-complex="Liberation Serif" style:font-size-complex="10pt"/>
    </style:style>
    <style:style style:name="P1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ecd15" officeooo:paragraph-rsid="002ecd15" style:font-name-asian="Liberation Serif" style:font-size-asian="10pt" style:font-name-complex="Liberation Serif" style:font-size-complex="10pt"/>
    </style:style>
    <style:style style:name="P19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89c2d" officeooo:paragraph-rsid="0050d26c" style:font-name-asian="Liberation Serif" style:font-size-asian="10pt" style:font-name-complex="Liberation Serif" style:font-size-complex="10pt"/>
    </style:style>
    <style:style style:name="P20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89c2d" officeooo:paragraph-rsid="00189c2d" style:font-name-asian="Liberation Serif" style:font-size-asian="10pt" style:font-name-complex="Liberation Serif" style:font-size-complex="10pt"/>
    </style:style>
    <style:style style:name="P21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abede" officeooo:paragraph-rsid="0050d26c" style:font-name-asian="Liberation Serif" style:font-size-asian="10pt" style:font-name-complex="Liberation Serif" style:font-size-complex="10pt"/>
    </style:style>
    <style:style style:name="P22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abede" officeooo:paragraph-rsid="001abede" style:font-name-asian="Liberation Serif" style:font-size-asian="10pt" style:font-name-complex="Liberation Serif" style:font-size-complex="10pt"/>
    </style:style>
    <style:style style:name="P23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2af5cc" officeooo:paragraph-rsid="002af5cc" style:font-name-asian="Liberation Serif" style:font-size-asian="10pt" style:font-name-complex="Liberation Serif" style:font-size-complex="10pt"/>
    </style:style>
    <style:style style:name="P24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d8a93" style:font-size-asian="10pt" style:font-size-complex="10pt"/>
    </style:style>
    <style:style style:name="P25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1e6a60" style:font-size-asian="10pt" style:font-size-complex="10pt"/>
    </style:style>
    <style:style style:name="P26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d8a93" officeooo:paragraph-rsid="0050d26c" style:font-size-asian="10pt" style:font-size-complex="10pt"/>
    </style:style>
    <style:style style:name="P27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6c756" officeooo:paragraph-rsid="0050d26c" style:font-size-asian="10pt" style:font-size-complex="10pt"/>
    </style:style>
    <style:style style:name="P28" style:family="paragraph" style:parent-style-name="Table_20_Contents">
      <style:paragraph-properties fo:line-height="0.3cm" fo:text-align="center" style:justify-single-word="false"/>
      <style:text-properties fo:color="#000000" loext:opacity="100%" style:font-name="Liberation Mono" fo:font-size="10pt" officeooo:rsid="0016c756" officeooo:paragraph-rsid="00189c2d" style:font-size-asian="10pt" style:font-size-complex="10pt"/>
    </style:style>
    <style:style style:name="P29" style:family="paragraph" style:parent-style-name="Text_20_body">
      <style:paragraph-properties fo:line-height="0.3cm"/>
      <style:text-properties fo:font-size="10pt" officeooo:rsid="0016c756" officeooo:paragraph-rsid="0016c756" style:font-size-asian="10pt" style:font-size-complex="10pt"/>
    </style:style>
    <style:style style:name="P30" style:family="paragraph" style:parent-style-name="Text_20_body">
      <style:paragraph-properties fo:line-height="0.3cm"/>
      <style:text-properties fo:font-size="10pt" officeooo:rsid="0016c756" officeooo:paragraph-rsid="00189c2d" style:font-size-asian="10pt" style:font-size-complex="10pt"/>
    </style:style>
    <style:style style:name="P31" style:family="paragraph" style:parent-style-name="Text_20_body">
      <style:paragraph-properties fo:line-height="0.3cm"/>
      <style:text-properties fo:font-size="10pt" officeooo:rsid="0016c756" officeooo:paragraph-rsid="001d8a93" style:font-size-asian="10pt" style:font-size-complex="10pt"/>
    </style:style>
    <style:style style:name="P32" style:family="paragraph" style:parent-style-name="Text_20_body">
      <style:paragraph-properties fo:line-height="0.3cm"/>
      <style:text-properties fo:font-size="10pt" officeooo:rsid="0016c756" officeooo:paragraph-rsid="001e6a60" style:font-size-asian="10pt" style:font-size-complex="10pt"/>
    </style:style>
    <style:style style:name="P33" style:family="paragraph" style:parent-style-name="Text_20_body">
      <style:paragraph-properties fo:line-height="0.3cm"/>
      <style:text-properties fo:font-size="10pt" officeooo:rsid="0016c756" officeooo:paragraph-rsid="001ef1a8" style:font-size-asian="10pt" style:font-size-complex="10pt"/>
    </style:style>
    <style:style style:name="P34" style:family="paragraph" style:parent-style-name="Text_20_body">
      <style:paragraph-properties fo:line-height="0.3cm"/>
      <style:text-properties fo:font-size="10pt" officeooo:rsid="0016c756" officeooo:paragraph-rsid="0050d26c" style:font-size-asian="10pt" style:font-size-complex="10pt"/>
    </style:style>
    <style:style style:name="P35" style:family="paragraph" style:parent-style-name="Text_20_body">
      <style:paragraph-properties fo:line-height="0.3cm"/>
      <style:text-properties fo:font-size="10pt" officeooo:paragraph-rsid="0020a7f1" style:font-size-asian="10pt" style:font-size-complex="10pt"/>
    </style:style>
    <style:style style:name="P36" style:family="paragraph" style:parent-style-name="Text_20_body">
      <style:paragraph-properties fo:line-height="0.3cm"/>
      <style:text-properties fo:font-size="10pt" officeooo:paragraph-rsid="002ecd15" style:font-size-asian="10pt" style:font-size-complex="10pt"/>
    </style:style>
    <style:style style:name="P37" style:family="paragraph" style:parent-style-name="Text_20_body">
      <style:paragraph-properties fo:line-height="0.3cm"/>
      <style:text-properties fo:font-size="10pt" officeooo:paragraph-rsid="0050d26c" style:font-size-asian="10pt" style:font-size-complex="10pt"/>
    </style:style>
    <style:style style:name="P38" style:family="paragraph" style:parent-style-name="Text_20_body">
      <style:paragraph-properties fo:line-height="0.3cm"/>
      <style:text-properties fo:font-size="10pt" fo:font-weight="bold" officeooo:rsid="0016c756" officeooo:paragraph-rsid="00189c2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line-height="0.3cm"/>
      <style:text-properties fo:font-size="10pt" fo:font-weight="bold" officeooo:rsid="0016c756" officeooo:paragraph-rsid="001d8a93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0.3cm"/>
      <style:text-properties fo:font-size="10pt" fo:font-weight="bold" officeooo:rsid="0016c756" officeooo:paragraph-rsid="001e6a60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0.3cm"/>
      <style:text-properties fo:font-size="10pt" fo:font-weight="bold" officeooo:rsid="0016c756" officeooo:paragraph-rsid="001ef1a8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0.3cm"/>
      <style:text-properties fo:font-size="10pt" fo:font-weight="bold" officeooo:rsid="0016c756" officeooo:paragraph-rsid="0020a7f1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0.3cm"/>
      <style:text-properties fo:font-size="10pt" fo:font-weight="bold" officeooo:rsid="0016c756" officeooo:paragraph-rsid="002ecd15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line-height="0.3cm"/>
      <style:text-properties fo:font-size="10pt" fo:font-weight="bold" officeooo:rsid="0016c756" officeooo:paragraph-rsid="0050d26c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50d26c" style:font-name-asian="Liberation Serif" style:font-size-asian="10pt" style:font-name-complex="Liberation Serif" style:font-size-complex="10pt"/>
    </style:style>
    <style:style style:name="P46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89c2d" style:font-name-asian="Liberation Serif" style:font-size-asian="10pt" style:font-name-complex="Liberation Serif" style:font-size-complex="10pt"/>
    </style:style>
    <style:style style:name="P47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c70b4" officeooo:paragraph-rsid="0050d26c" style:font-size-asian="10pt" style:font-size-complex="10pt"/>
    </style:style>
    <style:style style:name="P48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c70b4" officeooo:paragraph-rsid="001c70b4" style:font-size-asian="10pt" style:font-size-complex="10pt"/>
    </style:style>
    <style:style style:name="P49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50d26c" officeooo:paragraph-rsid="0050d26c" style:font-size-asian="10pt" style:font-size-complex="10pt"/>
    </style:style>
    <style:style style:name="P50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89c2d" officeooo:paragraph-rsid="0050d26c" style:font-size-asian="10pt" style:font-size-complex="10pt"/>
    </style:style>
    <style:style style:name="P51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89c2d" officeooo:paragraph-rsid="00189c2d" style:font-size-asian="10pt" style:font-size-complex="10pt"/>
    </style:style>
    <style:style style:name="P52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50d26c" style:font-size-asian="10pt" style:font-size-complex="10pt"/>
    </style:style>
    <style:style style:name="P53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89c2d" style:font-size-asian="10pt" style:font-size-complex="10pt"/>
    </style:style>
    <style:style style:name="P54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6c756" officeooo:paragraph-rsid="0016c756" style:font-size-asian="10pt" style:font-size-complex="10pt"/>
    </style:style>
    <style:style style:name="P55" style:family="paragraph" style:parent-style-name="Table_20_Contents">
      <style:paragraph-properties fo:line-height="0.3cm" fo:text-align="center" style:justify-single-word="false"/>
      <style:text-properties style:font-name="Liberation Mono" fo:font-size="10pt" officeooo:rsid="001d8a93" officeooo:paragraph-rsid="001d8a93" style:font-size-asian="10pt" style:font-size-complex="10pt"/>
    </style:style>
    <style:style style:name="P56" style:family="paragraph" style:parent-style-name="Table_20_Contents">
      <style:paragraph-properties fo:line-height="0.3cm" fo:text-align="center" style:justify-single-word="false"/>
      <style:text-properties style:font-name="Liberation Mono" officeooo:paragraph-rsid="0050d26c" fo:background-color="transparent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80b2b" officeooo:paragraph-rsid="00480b2b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80b2b" officeooo:paragraph-rsid="0058957f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480b2b" officeooo:paragraph-rsid="00480b2b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DejaVu Sans Mono" fo:font-weight="normal" officeooo:rsid="00480b2b" officeooo:paragraph-rsid="00480b2b" style:font-weight-asian="normal" style:font-weight-complex="normal"/>
    </style:style>
    <style:style style:name="P61" style:family="paragraph" style:parent-style-name="Text_20_body">
      <style:paragraph-properties fo:text-align="start" style:justify-single-word="false" style:writing-mode="lr-tb"/>
      <style:text-properties style:font-name="DejaVu Sans Mono" fo:font-weight="normal" officeooo:rsid="00480b2b" officeooo:paragraph-rsid="00480b2b" style:font-weight-asian="normal" style:font-weight-complex="normal"/>
    </style:style>
    <style:style style:name="P62" style:family="paragraph" style:parent-style-name="Text_20_body">
      <style:paragraph-properties fo:line-height="0.3cm"/>
      <style:text-properties officeooo:paragraph-rsid="0054d0b6"/>
    </style:style>
    <style:style style:name="P63" style:family="paragraph" style:parent-style-name="Title">
      <style:paragraph-properties fo:margin-left="0cm" fo:margin-right="0cm" fo:text-align="center" style:justify-single-word="false" fo:text-indent="0cm" style:auto-text-indent="false" fo:break-before="page"/>
    </style:style>
    <style:style style:name="P64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Liberation Serif1" fo:font-weight="bold" officeooo:rsid="00480b2b" officeooo:paragraph-rsid="00480b2b" style:font-weight-asian="bold" style:font-weight-complex="bold"/>
    </style:style>
    <style:style style:name="P6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normal" officeooo:rsid="00480b2b" officeooo:paragraph-rsid="00480b2b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Liberation Sans1" fo:font-size="8pt" fo:font-weight="normal" officeooo:rsid="00564f19" officeooo:paragraph-rsid="00480b2b" style:font-size-asian="8pt" style:font-weight-asian="normal" style:font-size-complex="8pt" style:font-weight-complex="normal"/>
    </style:style>
    <style:style style:name="P69" style:family="paragraph" style:parent-style-name="Title">
      <style:paragraph-properties fo:line-height="0.3cm"/>
      <style:text-properties fo:font-size="22pt" style:font-size-asian="22pt" style:font-size-complex="22pt"/>
    </style:style>
    <style:style style:name="P70" style:family="paragraph" style:parent-style-name="Text_20_body" style:list-style-name="L1">
      <style:paragraph-properties fo:text-align="start" style:justify-single-word="false"/>
      <style:text-properties fo:font-weight="normal" officeooo:rsid="00480b2b" officeooo:paragraph-rsid="00480b2b" style:font-weight-asian="normal" style:font-weight-complex="normal"/>
    </style:style>
    <style:style style:name="P71" style:family="paragraph" style:parent-style-name="Text_20_body" style:list-style-name="L1">
      <style:paragraph-properties fo:text-align="start" style:justify-single-word="false"/>
      <style:text-properties style:font-name="Liberation Serif1" fo:font-weight="normal" officeooo:rsid="00480b2b" officeooo:paragraph-rsid="00480b2b" style:font-weight-asian="normal" style:font-weight-complex="normal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5590b"/>
    </style:style>
    <style:style style:name="T2" style:family="text">
      <style:text-properties style:text-position="super 58%" style:font-name="Liberation Mono"/>
    </style:style>
    <style:style style:name="T3" style:family="text">
      <style:text-properties style:text-position="super 58%" style:font-name="Liberation Mono" fo:background-color="#ffff00" loext:char-shading-value="0"/>
    </style:style>
    <style:style style:name="T4" style:family="text">
      <style:text-properties style:text-position="super 58%" style:font-name="Liberation Mono" officeooo:rsid="00564f19" fo:background-color="#ffff00" loext:char-shading-value="0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189c2d"/>
    </style:style>
    <style:style style:name="T7" style:family="text">
      <style:text-properties style:font-name="Liberation Mono" officeooo:rsid="001c70b4"/>
    </style:style>
    <style:style style:name="T8" style:family="text">
      <style:text-properties style:font-name="Liberation Mono" officeooo:rsid="001d8a93"/>
    </style:style>
    <style:style style:name="T9" style:family="text">
      <style:text-properties style:font-name="Liberation Mono" officeooo:rsid="002ecd15"/>
    </style:style>
    <style:style style:name="T10" style:family="text">
      <style:text-properties style:font-name="Liberation Mono" officeooo:rsid="0050d26c"/>
    </style:style>
    <style:style style:name="T11" style:family="text">
      <style:text-properties style:font-name="Liberation Mono" fo:background-color="#ffff00" loext:char-shading-value="0"/>
    </style:style>
    <style:style style:name="T12" style:family="text">
      <style:text-properties style:font-name="Liberation Mono" officeooo:rsid="004cb2a3" fo:background-color="#ffff00" loext:char-shading-value="0"/>
    </style:style>
    <style:style style:name="T13" style:family="text">
      <style:text-properties style:font-name="Liberation Mono" officeooo:rsid="00564f19" fo:background-color="#ffff00" loext:char-shading-value="0"/>
    </style:style>
    <style:style style:name="T14" style:family="text">
      <style:text-properties style:font-name="Liberation Mono" officeooo:rsid="004b0ae1"/>
    </style:style>
    <style:style style:name="T15" style:family="text">
      <style:text-properties style:font-name="Liberation Mono" fo:font-size="10pt" officeooo:rsid="002ecd15" style:font-size-asian="10pt" style:font-size-complex="10pt"/>
    </style:style>
    <style:style style:name="T16" style:family="text">
      <style:text-properties style:font-name="Liberation Mono" fo:font-size="10pt" officeooo:rsid="0050d26c" style:font-size-asian="10pt" style:font-size-complex="10pt"/>
    </style:style>
    <style:style style:name="T17" style:family="text">
      <style:text-properties style:font-name="Liberation Mono" fo:background-color="#ffd7d7" loext:char-shading-value="0"/>
    </style:style>
    <style:style style:name="T18" style:family="text">
      <style:text-properties officeooo:rsid="0016c75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89c2d" style:font-weight-asian="bold" style:font-weight-complex="bold"/>
    </style:style>
    <style:style style:name="T21" style:family="text">
      <style:text-properties fo:font-weight="bold" officeooo:rsid="001c70b4" style:font-weight-asian="bold" style:font-weight-complex="bold"/>
    </style:style>
    <style:style style:name="T22" style:family="text">
      <style:text-properties fo:font-weight="bold" officeooo:rsid="001d8a93" style:font-weight-asian="bold" style:font-weight-complex="bold"/>
    </style:style>
    <style:style style:name="T23" style:family="text">
      <style:text-properties fo:font-weight="bold" officeooo:rsid="001e6a60" style:font-weight-asian="bold" style:font-weight-complex="bold"/>
    </style:style>
    <style:style style:name="T24" style:family="text">
      <style:text-properties fo:font-weight="bold" officeooo:rsid="001ef1a8" style:font-weight-asian="bold" style:font-weight-complex="bold"/>
    </style:style>
    <style:style style:name="T25" style:family="text">
      <style:text-properties fo:font-weight="bold" officeooo:rsid="0016c756" style:font-weight-asian="bold" style:font-weight-complex="bold"/>
    </style:style>
    <style:style style:name="T26" style:family="text">
      <style:text-properties fo:font-weight="bold" officeooo:rsid="0020a7f1" style:font-weight-asian="bold" style:font-weight-complex="bold"/>
    </style:style>
    <style:style style:name="T27" style:family="text">
      <style:text-properties fo:font-weight="bold" officeooo:rsid="002ecd15" style:font-weight-asian="bold" style:font-weight-complex="bold"/>
    </style:style>
    <style:style style:name="T28" style:family="text">
      <style:text-properties officeooo:rsid="00189c2d"/>
    </style:style>
    <style:style style:name="T29" style:family="text">
      <style:text-properties officeooo:rsid="001c70b4"/>
    </style:style>
    <style:style style:name="T30" style:family="text">
      <style:text-properties officeooo:rsid="001d8a93"/>
    </style:style>
    <style:style style:name="T31" style:family="text">
      <style:text-properties style:font-name-asian="Liberation Serif" style:font-name-complex="Liberation Serif"/>
    </style:style>
    <style:style style:name="T32" style:family="text">
      <style:text-properties officeooo:rsid="001e5459" style:font-name-asian="Liberation Serif" style:font-name-complex="Liberation Serif"/>
    </style:style>
    <style:style style:name="T33" style:family="text">
      <style:text-properties officeooo:rsid="001e6a60" style:font-name-asian="Liberation Serif" style:font-name-complex="Liberation Serif"/>
    </style:style>
    <style:style style:name="T34" style:family="text">
      <style:text-properties officeooo:rsid="00189c2d" style:font-name-asian="Liberation Serif" style:font-name-complex="Liberation Serif"/>
    </style:style>
    <style:style style:name="T35" style:family="text">
      <style:text-properties officeooo:rsid="001c70b4" style:font-name-asian="Liberation Serif" style:font-name-complex="Liberation Serif"/>
    </style:style>
    <style:style style:name="T36" style:family="text">
      <style:text-properties officeooo:rsid="0050d26c" style:font-name-asian="Liberation Serif" style:font-name-complex="Liberation Serif"/>
    </style:style>
    <style:style style:name="T37" style:family="text">
      <style:text-properties officeooo:rsid="001d8a93" style:font-name-asian="Liberation Serif" style:font-name-complex="Liberation Serif"/>
    </style:style>
    <style:style style:name="T38" style:family="text">
      <style:text-properties officeooo:rsid="001e5459"/>
    </style:style>
    <style:style style:name="T39" style:family="text">
      <style:text-properties officeooo:rsid="001e6a60"/>
    </style:style>
    <style:style style:name="T40" style:family="text">
      <style:text-properties officeooo:rsid="001ef1a8"/>
    </style:style>
    <style:style style:name="T41" style:family="text">
      <style:text-properties officeooo:rsid="0020a7f1"/>
    </style:style>
    <style:style style:name="T42" style:family="text">
      <style:text-properties officeooo:rsid="0027cde3"/>
    </style:style>
    <style:style style:name="T43" style:family="text">
      <style:text-properties officeooo:rsid="00298a23"/>
    </style:style>
    <style:style style:name="T44" style:family="text">
      <style:text-properties officeooo:rsid="002b366d"/>
    </style:style>
    <style:style style:name="T45" style:family="text">
      <style:text-properties officeooo:rsid="002ecd15"/>
    </style:style>
    <style:style style:name="T46" style:family="text">
      <style:text-properties style:text-position="sub 58%" style:font-name="Liberation Mono" officeooo:rsid="002ecd15"/>
    </style:style>
    <style:style style:name="T47" style:family="text">
      <style:text-properties style:text-position="sub 58%" style:font-name="Liberation Mono" fo:font-size="10pt" officeooo:rsid="002ecd15" style:font-size-asian="10pt" style:font-size-complex="10pt"/>
    </style:style>
    <style:style style:name="T48" style:family="text">
      <style:text-properties style:text-position="sub 58%" officeooo:rsid="00324fab"/>
    </style:style>
    <style:style style:name="T49" style:family="text">
      <style:text-properties style:text-position="sub 58%" style:font-name="Liberation Sans1" officeooo:rsid="00324fab"/>
    </style:style>
    <style:style style:name="T50" style:family="text">
      <style:text-properties officeooo:rsid="003164d5"/>
    </style:style>
    <style:style style:name="T51" style:family="text">
      <style:text-properties officeooo:rsid="00418134"/>
    </style:style>
    <style:style style:name="T52" style:family="text">
      <style:text-properties style:font-name="Liberation Serif1"/>
    </style:style>
    <style:style style:name="T53" style:family="text">
      <style:text-properties style:font-name="Liberation Serif1" fo:font-weight="bold" style:font-weight-asian="bold" style:font-weight-complex="bold"/>
    </style:style>
    <style:style style:name="T54" style:family="text">
      <style:text-properties style:font-name="Liberation Serif1" fo:font-weight="bold" officeooo:rsid="004ea220" style:font-weight-asian="bold" style:font-weight-complex="bold"/>
    </style:style>
    <style:style style:name="T55" style:family="text">
      <style:text-properties style:font-name="Liberation Serif1" fo:font-size="16pt" officeooo:rsid="00324fab" style:font-size-asian="16pt" style:font-size-complex="16pt"/>
    </style:style>
    <style:style style:name="T56" style:family="text">
      <style:text-properties style:font-name="Liberation Serif1" fo:font-style="italic" style:font-style-asian="italic" style:font-style-complex="italic"/>
    </style:style>
    <style:style style:name="T57" style:family="text">
      <style:text-properties style:font-name="Liberation Serif1" officeooo:rsid="004ea220"/>
    </style:style>
    <style:style style:name="T58" style:family="text">
      <style:text-properties style:font-name="Liberation Serif1" officeooo:rsid="0050d26c"/>
    </style:style>
    <style:style style:name="T59" style:family="text">
      <style:text-properties style:font-name="Liberation Serif1" officeooo:rsid="00564f19"/>
    </style:style>
    <style:style style:name="T60" style:family="text">
      <style:text-properties style:font-name="Liberation Serif1" fo:background-color="#b4c7dc" loext:char-shading-value="0"/>
    </style:style>
    <style:style style:name="T61" style:family="text">
      <style:text-properties style:font-name="Liberation Serif1" fo:background-color="#dde8cb" loext:char-shading-value="0"/>
    </style:style>
    <style:style style:name="T62" style:family="text">
      <style:text-properties style:font-name="Liberation Serif1" fo:background-color="#ffd7d7" loext:char-shading-value="0"/>
    </style:style>
    <style:style style:name="T63" style:family="text">
      <style:text-properties style:font-name="Liberation Serif1" fo:background-color="transparent" loext:char-shading-value="0"/>
    </style:style>
    <style:style style:name="T64" style:family="text">
      <style:text-properties style:font-name="Liberation Serif1" officeooo:rsid="0058957f" fo:background-color="transparent" loext:char-shading-value="0"/>
    </style:style>
    <style:style style:name="T65" style:family="text">
      <style:text-properties style:font-name="DejaVu Sans Mono" style:font-name-asian="DejaVu Sans Mono" style:font-name-complex="DejaVu Sans Mono"/>
    </style:style>
    <style:style style:name="T66" style:family="text">
      <style:text-properties officeooo:rsid="0050d26c"/>
    </style:style>
    <style:style style:name="T67" style:family="text">
      <style:text-properties fo:font-size="10pt" officeooo:rsid="0016c756" style:font-size-asian="10pt" style:font-size-complex="10pt"/>
    </style:style>
    <style:style style:name="T68" style:family="text">
      <style:text-properties fo:font-size="10pt" officeooo:rsid="0050d26c" style:font-size-asian="10pt" style:font-size-complex="10pt"/>
    </style:style>
    <style:style style:name="T69" style:family="text">
      <style:text-properties fo:font-size="10pt" officeooo:rsid="002ecd15" style:font-size-asian="10pt" style:font-size-complex="10pt"/>
    </style:style>
    <style:style style:name="T70" style:family="text">
      <style:text-properties fo:font-size="10pt" officeooo:rsid="001e6a60" style:font-size-asian="10pt" style:font-size-complex="10pt"/>
    </style:style>
    <style:style style:name="T71" style:family="text">
      <style:text-properties fo:font-size="10pt" fo:font-weight="bold" officeooo:rsid="0016c756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01e6a60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01ef1a8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02ecd15" style:font-size-asian="10pt" style:font-weight-asian="bold" style:font-size-complex="10pt" style:font-weight-complex="bold"/>
    </style:style>
    <style:style style:name="T75" style:family="text">
      <style:text-properties officeooo:rsid="0051a0e9"/>
    </style:style>
    <style:style style:name="T76" style:family="text">
      <style:text-properties style:text-position="0% 100%" style:font-name="DejaVu Sans Mono" fo:font-size="10pt" officeooo:rsid="002ecd15" style:font-size-asian="10pt" style:font-size-complex="10pt"/>
    </style:style>
    <style:style style:name="T77" style:family="text">
      <style:text-properties style:font-name="Liberation Sans1" officeooo:rsid="001d8a93"/>
    </style:style>
    <style:style style:name="T78" style:family="text">
      <style:text-properties style:font-name="Liberation Sans1" officeooo:rsid="0050d26c"/>
    </style:style>
    <style:style style:name="T79" style:family="text">
      <style:text-properties style:font-name="Liberation Sans1" fo:font-size="8pt" officeooo:rsid="00564f19" style:font-size-asian="8pt" style:font-size-complex="8pt"/>
    </style:style>
    <style:style style:name="T80" style:family="text">
      <style:text-properties style:font-name="Liberation Sans1" fo:font-size="8pt" officeooo:rsid="00564f19" fo:background-color="#b4c7dc" loext:char-shading-value="0" style:font-size-asian="8pt" style:font-size-complex="8pt"/>
    </style:style>
    <style:style style:name="T81" style:family="text">
      <style:text-properties fo:color="#000000" loext:opacity="100%" style:font-name="Liberation Mono" fo:background-color="#dde8cb" loext:char-shading-value="0"/>
    </style:style>
    <style:style style:name="T82" style:family="text">
      <style:text-properties officeooo:rsid="0058eb7b"/>
    </style:style>
    <style:style style:name="T83" style:family="text">
      <style:text-properties officeooo:rsid="005d0256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b4c7dc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dde8cb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d7d7" draw:textarea-horizontal-align="justify" draw:textarea-vertical-align="middle" draw:auto-grow-height="false" fo:min-height="0.71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0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3.4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cccccc" draw:textarea-horizontal-align="justify" draw:textarea-vertical-align="middle" draw:auto-grow-height="false" fo:min-height="0.464cm" fo:min-width="2.4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inifloats</text:p>
      <text:p text:style-name="P65"/>
      <text:p text:style-name="P65">Nous considérerons des flottants avec :</text:p>
      <text:p text:style-name="P65"/>
      <text:list text:style-name="L1">
        <text:list-item>
          <text:p text:style-name="P70"><text:span text:style-name="T53">1</text:span><text:span text:style-name="T52"> bits de </text:span><text:span text:style-name="T60">signe</text:span></text:p>
        </text:list-item>
        <text:list-item>
          <text:p text:style-name="P70"><text:span text:style-name="T53">4</text:span><text:span text:style-name="T52"> bits d'</text:span><text:span text:style-name="T61">exposant biaisé</text:span><text:span text:style-name="T52"> (donc biais </text:span><text:span text:style-name="T5">= 2</text:span><text:span text:style-name="T2">4-1</text:span><text:span text:style-name="T5">-1 </text:span><text:span text:style-name="T14">= 7</text:span><text:span text:style-name="T59">)</text:span></text:p>
        </text:list-item>
        <text:list-item>
          <text:p text:style-name="P70"><text:span text:style-name="T53">3</text:span><text:span text:style-name="T52"> bits de </text:span><text:span text:style-name="T62">mantisse</text:span></text:p>
        </text:list-item>
      </text:list>
      <text:p text:style-name="P66"/>
      <text:list text:continue-numbering="true" text:style-name="L1">
        <text:list-header>
          <text:p text:style-name="P71"><draw:g text:anchor-type="paragraph" draw:z-index="0" draw:name="Objet de groupe 1" draw:style-name="gr1"><draw:custom-shape draw:style-name="gr2" draw:text-style-name="P73" svg:width="1.001cm" svg:height="1.001cm" svg:x="1.27cm" svg:y="1.069cm"><text:p text:style-name="P72"><text:span text:style-name="T84">S</text:span></text:p><draw:enhanced-geometry svg:viewBox="0 0 21600 21600" draw:type="rectangle" draw:enhanced-path="M 0 0 L 21600 0 21600 21600 0 21600 0 0 Z N"/></draw:custom-shape><draw:custom-shape draw:style-name="gr3" draw:text-style-name="P74" svg:width="1.001cm" svg:height="1.001cm" svg:x="2.27cm" svg:y="1.069cm"><text:p text:style-name="P72"><text:span text:style-name="T84">E</text:span><text:span text:style-name="T85">3</text:span></text:p><draw:enhanced-geometry svg:viewBox="0 0 21600 21600" draw:type="rectangle" draw:enhanced-path="M 0 0 L 21600 0 21600 21600 0 21600 0 0 Z N"/></draw:custom-shape><draw:custom-shape draw:style-name="gr3" draw:text-style-name="P74" svg:width="1.001cm" svg:height="1.001cm" svg:x="3.27cm" svg:y="1.069cm"><text:p text:style-name="P72"><text:span text:style-name="T84">E</text:span><text:span text:style-name="T85">2</text:span></text:p><draw:enhanced-geometry svg:viewBox="0 0 21600 21600" draw:type="rectangle" draw:enhanced-path="M 0 0 L 21600 0 21600 21600 0 21600 0 0 Z N"/></draw:custom-shape><draw:custom-shape draw:style-name="gr3" draw:text-style-name="P76" svg:width="1.001cm" svg:height="1.001cm" svg:x="4.27cm" svg:y="1.069cm"><text:p text:style-name="P75"><text:span text:style-name="T86">E</text:span><text:span text:style-name="T87">1</text:span></text:p><draw:enhanced-geometry svg:viewBox="0 0 21600 21600" draw:type="rectangle" draw:enhanced-path="M 0 0 L 21600 0 21600 21600 0 21600 0 0 Z N"/></draw:custom-shape><draw:custom-shape draw:style-name="gr3" draw:text-style-name="P76" svg:width="1.001cm" svg:height="1.001cm" svg:x="5.271cm" svg:y="1.069cm"><text:p text:style-name="P75"><text:span text:style-name="T86">E</text:span><text:span text:style-name="T87">0</text:span></text:p><draw:enhanced-geometry svg:viewBox="0 0 21600 21600" draw:type="rectangle" draw:enhanced-path="M 0 0 L 21600 0 21600 21600 0 21600 0 0 Z N"/></draw:custom-shape><draw:custom-shape draw:style-name="gr4" draw:text-style-name="P77" svg:width="1.001cm" svg:height="1.001cm" svg:x="6.271cm" svg:y="1.069cm"><text:p text:style-name="P75"><text:span text:style-name="T88">M</text:span><text:span text:style-name="T87">2</text:span></text:p><draw:enhanced-geometry svg:viewBox="0 0 21600 21600" draw:type="rectangle" draw:enhanced-path="M 0 0 L 21600 0 21600 21600 0 21600 0 0 Z N"/></draw:custom-shape><draw:custom-shape draw:style-name="gr4" draw:text-style-name="P78" svg:width="1.001cm" svg:height="1.001cm" svg:x="7.271cm" svg:y="1.069cm"><text:p text:style-name="P72"><text:span text:style-name="T84">M</text:span><text:span text:style-name="T85">1</text:span></text:p><draw:enhanced-geometry svg:viewBox="0 0 21600 21600" draw:type="rectangle" draw:enhanced-path="M 0 0 L 21600 0 21600 21600 0 21600 0 0 Z N"/></draw:custom-shape><draw:custom-shape draw:style-name="gr4" draw:text-style-name="P78" svg:width="1.001cm" svg:height="1.001cm" svg:x="8.271cm" svg:y="1.069cm"><text:p text:style-name="P72"><text:span text:style-name="T84">M</text:span><text:span text:style-name="T85">0</text:span></text:p><draw:enhanced-geometry svg:viewBox="0 0 21600 21600" draw:type="rectangle" draw:enhanced-path="M 0 0 L 21600 0 21600 21600 0 21600 0 0 Z N"/></draw:custom-shape><draw:custom-shape draw:style-name="gr5" draw:text-style-name="P80" svg:width="1.001cm" svg:height="0.75cm" svg:x="1.27cm" svg:y="0.319cm"><text:p text:style-name="P79"><text:span text:style-name="T89">sign</text:span></text:p><draw:enhanced-geometry svg:viewBox="0 0 21600 21600" draw:type="rectangle" draw:enhanced-path="M 0 0 L 21600 0 21600 21600 0 21600 0 0 Z N"/></draw:custom-shape><draw:custom-shape draw:style-name="gr6" draw:text-style-name="P80" svg:width="4.001cm" svg:height="0.75cm" svg:x="2.27cm" svg:y="0.319cm"><text:p text:style-name="P79"><text:span text:style-name="T89">Exposant biaisé</text:span></text:p><draw:enhanced-geometry svg:viewBox="0 0 21600 21600" draw:type="rectangle" draw:enhanced-path="M 0 0 L 21600 0 21600 21600 0 21600 0 0 Z N"/></draw:custom-shape><draw:custom-shape draw:style-name="gr7" draw:text-style-name="P80" svg:width="3.001cm" svg:height="0.75cm" svg:x="6.271cm" svg:y="0.319cm"><text:p text:style-name="P79"><text:span text:style-name="T89">man</text:span><text:span text:style-name="T89">tiss</text:span><text:span text:style-name="T89">e</text:span></text:p><draw:enhanced-geometry svg:viewBox="0 0 21600 21600" draw:type="rectangle" draw:enhanced-path="M 0 0 L 21600 0 21600 21600 0 21600 0 0 Z N"/></draw:custom-shape></draw:g></text:p>
        </text:list-header>
      </text:list>
      <text:p text:style-name="P66"/>
      <text:p text:style-name="P67"/>
      <text:p text:style-name="P67"/>
      <text:p text:style-name="P67"/>
      <text:p text:style-name="P59"><text:span text:style-name="T52">Rappel concernant la norme </text:span><text:span text:style-name="T56">IEEE754</text:span><text:span text:style-name="T52"> </text:span><text:span text:style-name="T57">(adaptée à ce format </text:span><text:span text:style-name="T54">(1+4+3)</text:span><text:span text:style-name="T57"> )</text:span><text:span text:style-name="T52">:</text:span></text:p>
      <text:p text:style-name="P67"/>
      <text:p text:style-name="P57"><text:span text:style-name="T65">⇨ </text:span><text:span text:style-name="T52">Nombres </text:span><text:span text:style-name="T53">normalisés</text:span><text:span text:style-name="T52"> (exposant biaisé compris entre </text:span><text:span text:style-name="T81">0001</text:span><text:span text:style-name="T52"> et </text:span><text:span text:style-name="T81">1110</text:span><text:span text:style-name="T52">) :</text:span></text:p>
      <text:p text:style-name="P60"><text:tab/><text:tab/><text:span text:style-name="T11"> </text:span><text:span text:style-name="T12">s</text:span><text:span text:style-name="T11">ign × (1 + </text:span><text:span text:style-name="T13">mantisse</text:span><text:span text:style-name="T11">/2³) × 2</text:span><text:span text:style-name="T3">expo</text:span><text:span text:style-name="T4">sa</text:span><text:span text:style-name="T3">nt-bia</text:span><text:span text:style-name="T4">i</text:span><text:span text:style-name="T3">s </text:span></text:p>
      <text:p text:style-name="P60"><text:tab/><text:tab/><text:span text:style-name="T79">(sign = +1 si le bit </text:span><text:span text:style-name="T80">S</text:span><text:span text:style-name="T79"> est à 0 et -1 si le bit est </text:span><text:span text:style-name="T80">S</text:span><text:span text:style-name="T79"> à 1)</text:span></text:p>
      <text:p text:style-name="P68"/>
      <text:p text:style-name="P57"><text:span text:style-name="T65">⇨ </text:span><text:span text:style-name="T52">Nombres </text:span><text:span text:style-name="T53">dénormalisés</text:span><text:span text:style-name="T52"> :</text:span></text:p>
      <text:p text:style-name="P66"/>
      <text:p text:style-name="P57"><text:span text:style-name="T52"><text:tab/></text:span><text:span text:style-name="T65">⇨ </text:span><text:span text:style-name="T53">Subnormaux</text:span><text:span text:style-name="T52"> (exposant biaisé = </text:span><text:span text:style-name="T81">0000</text:span><text:span text:style-name="T52">) :</text:span></text:p>
      <text:p text:style-name="P61"><text:tab/><text:tab/><text:span text:style-name="T11"> </text:span><text:span text:style-name="T12">s</text:span><text:span text:style-name="T11">ign × (0 + </text:span><text:span text:style-name="T13">mantisse</text:span><text:span text:style-name="T11">/2³) × 2</text:span><text:span text:style-name="T3">exp</text:span><text:span text:style-name="T4">os</text:span><text:span text:style-name="T3">nt-bia</text:span><text:span text:style-name="T4">i</text:span><text:span text:style-name="T3">s+1 </text:span></text:p>
      <text:p text:style-name="P60"/>
      <text:p text:style-name="P57"><text:span text:style-name="T52"><text:tab/></text:span><text:span text:style-name="T65">⇨ </text:span><text:span text:style-name="T53">Spéciaux</text:span><text:span text:style-name="T52"> (exposant biaisé = </text:span><text:span text:style-name="T81">1111</text:span><text:span text:style-name="T52">) :</text:span></text:p>
      <text:p text:style-name="P57"><text:span text:style-name="T52"><text:tab/><text:tab/></text:span><text:span text:style-name="T65">⇨ </text:span><text:span text:style-name="T52">si mantisse = </text:span><text:span text:style-name="T17">000</text:span><text:span text:style-name="T52"> alors </text:span><text:span text:style-name="T12"><text:s/>+</text:span><text:span text:style-name="T11">inf </text:span><text:span text:style-name="T52"><text:s/>ou </text:span><text:span text:style-name="T11"><text:s/>-inf </text:span><text:span text:style-name="T52"><text:s/>selon le bit de signe</text:span></text:p>
      <text:p text:style-name="P58"><text:span text:style-name="T52"><text:tab/><text:tab/></text:span><text:span text:style-name="T65">⇨ </text:span><text:span text:style-name="T52">sinon </text:span><text:span text:style-name="T11"><text:s/></text:span><text:span text:style-name="T12">N</text:span><text:span text:style-name="T11">aN </text:span><text:span text:style-name="T63"><text:s/></text:span><text:span text:style-name="T64">(Not a Number)</text:span></text:p>
      <text:p text:style-name="P66"><text:tab/></text:p>
      <text:p text:style-name="P63"><text:span text:style-name="T53">QCM</text:span><text:span text:style-name="T52"><text:tab/><text:tab/><text:tab/><text:tab/></text:span><text:span text:style-name="T55">NOM : _________________________</text:span></text:p>
      <text:p text:style-name="P29"><text:span text:style-name="T19">Question 1)</text:span><text:tab/><text:span text:style-name="T51">L'</text:span>octet <text:span text:style-name="T5">01101010</text:span> représente 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4">+64</text:p>
          </table:table-cell>
          <table:table-cell table:style-name="Tableau1.B1" office:value-type="string">
            <text:p text:style-name="P54">+80</text:p>
          </table:table-cell>
          <table:table-cell table:style-name="Tableau1.A1" office:value-type="string">
            <text:p text:style-name="P54">+0,005859735</text:p>
          </table:table-cell>
          <table:table-cell table:style-name="Tableau1.A1" office:value-type="string">
            <text:p text:style-name="P54">+<text:span text:style-name="T31">∞</text:span></text:p>
          </table:table-cell>
          <table:table-cell table:style-name="Tableau1.E1" office:value-type="string">
            <text:p text:style-name="P54">NaN</text:p>
          </table:table-cell>
        </table:table-row>
      </table:table>
      <text:p text:style-name="P29"/>
      <text:p text:style-name="P30"><text:span text:style-name="T19">Question </text:span><text:span text:style-name="T20">2</text:span><text:span text:style-name="T19">)</text:span><text:tab/><text:span text:style-name="T51">L</text:span>'octet <text:span text:style-name="T6">10110111</text:span> représente :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53">-<text:span text:style-name="T28">0,6875</text:span></text:p>
          </table:table-cell>
          <table:table-cell table:style-name="Tableau2.A1" office:value-type="string">
            <text:p text:style-name="P51">+2,25</text:p>
          </table:table-cell>
          <table:table-cell table:style-name="Tableau2.A1" office:value-type="string">
            <text:p text:style-name="P46">-∞</text:p>
          </table:table-cell>
          <table:table-cell table:style-name="Tableau2.D1" office:value-type="string">
            <text:p text:style-name="P53"><text:span text:style-name="T31">-</text:span><text:span text:style-name="T34">0,9375</text:span></text:p>
          </table:table-cell>
          <table:table-cell table:style-name="Tableau2.E1" office:value-type="string">
            <text:p text:style-name="P53">NaN</text:p>
          </table:table-cell>
        </table:table-row>
      </table:table>
      <text:p text:style-name="P30"/>
      <text:p text:style-name="P30"><text:span text:style-name="T19">Question</text:span><text:span text:style-name="T20"> 3</text:span><text:span text:style-name="T19">)</text:span><text:tab/><text:span text:style-name="T51">L</text:span>'octet <text:span text:style-name="T6">00000000</text:span> représente :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53">-<text:span text:style-name="T28">0,6875</text:span></text:p>
          </table:table-cell>
          <table:table-cell table:style-name="Tableau3.A1" office:value-type="string">
            <text:p text:style-name="P51">+2,25</text:p>
          </table:table-cell>
          <table:table-cell table:style-name="Tableau3.C1" office:value-type="string">
            <text:p text:style-name="P20">0</text:p>
          </table:table-cell>
          <table:table-cell table:style-name="Tableau3.A1" office:value-type="string">
            <text:p text:style-name="P22">NaN</text:p>
          </table:table-cell>
          <table:table-cell table:style-name="Tableau3.E1" office:value-type="string">
            <text:p text:style-name="P51">+256</text:p>
          </table:table-cell>
        </table:table-row>
      </table:table>
      <text:p text:style-name="P38"/>
      <text:p text:style-name="P30"><text:span text:style-name="T19">Question</text:span><text:span text:style-name="T20"> 4</text:span><text:span text:style-name="T19">)</text:span><text:tab/><text:span text:style-name="T51">L</text:span>'octet <text:span text:style-name="T6">10000010</text:span> représente :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3">-<text:span text:style-name="T28">3,75</text:span></text:p>
          </table:table-cell>
          <table:table-cell table:style-name="Tableau4.A1" office:value-type="string">
            <text:p text:style-name="P51">-160</text:p>
          </table:table-cell>
          <table:table-cell table:style-name="Tableau4.A1" office:value-type="string">
            <text:p text:style-name="P53">-<text:span text:style-name="T28">0,01953125</text:span></text:p>
          </table:table-cell>
          <table:table-cell table:style-name="Tableau4.D1" office:value-type="string">
            <text:p text:style-name="P28"><text:span text:style-name="T31">-</text:span><text:span text:style-name="T34">0,00390625</text:span></text:p>
          </table:table-cell>
          <table:table-cell table:style-name="Tableau4.E1" office:value-type="string">
            <text:p text:style-name="P51">Na<text:span text:style-name="T82">N</text:span></text:p>
          </table:table-cell>
        </table:table-row>
      </table:table>
      <text:p text:style-name="P38"/>
      <text:p text:style-name="P30"><text:span text:style-name="T19">Question</text:span><text:span text:style-name="T20"> </text:span><text:span text:style-name="T21">5</text:span><text:span text:style-name="T19">)</text:span><text:tab/><text:span text:style-name="T51">L</text:span>'octet <text:span text:style-name="T7">11111010</text:span> représente :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46">-∞</text:p>
          </table:table-cell>
          <table:table-cell table:style-name="Tableau5.A1" office:value-type="string">
            <text:p text:style-name="P48">0</text:p>
          </table:table-cell>
          <table:table-cell table:style-name="Tableau5.A1" office:value-type="string">
            <text:p text:style-name="P53">-<text:span text:style-name="T29">32</text:span></text:p>
          </table:table-cell>
          <table:table-cell table:style-name="Tableau5.D1" office:value-type="string">
            <text:p text:style-name="P28"><text:span text:style-name="T31">-</text:span><text:span text:style-name="T34">0,</text:span><text:span text:style-name="T35">625</text:span></text:p>
          </table:table-cell>
          <table:table-cell table:style-name="Tableau5.E1" office:value-type="string">
            <text:p text:style-name="P51">Na<text:span text:style-name="T82">N</text:span></text:p>
          </table:table-cell>
        </table:table-row>
      </table:table>
      <text:p text:style-name="P30"/>
      <text:p text:style-name="P30"><text:span text:style-name="T19">Question</text:span><text:span text:style-name="T20"> </text:span><text:span text:style-name="T22">6</text:span><text:span text:style-name="T19">)</text:span><text:tab/><text:span text:style-name="T51">L</text:span>'octet <text:span text:style-name="T8">11111000</text:span> représente :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46">-∞</text:p>
          </table:table-cell>
          <table:table-cell table:style-name="Tableau6.B1" office:value-type="string">
            <text:p text:style-name="P48">0</text:p>
          </table:table-cell>
          <table:table-cell table:style-name="Tableau6.B1" office:value-type="string">
            <text:p text:style-name="P55">Na<text:span text:style-name="T82">N</text:span></text:p>
          </table:table-cell>
          <table:table-cell table:style-name="Tableau6.D1" office:value-type="string">
            <text:p text:style-name="P28"><text:span text:style-name="T35">-</text:span><text:span text:style-name="T37">128</text:span></text:p>
          </table:table-cell>
          <table:table-cell table:style-name="Tableau6.E1" office:value-type="string">
            <text:p text:style-name="P51">-<text:span text:style-name="T30">2,25</text:span></text:p>
          </table:table-cell>
        </table:table-row>
      </table:table>
      <text:p text:style-name="P38"/>
      <text:p text:style-name="P30"><text:span text:style-name="T19">Question</text:span><text:span text:style-name="T20"> </text:span><text:span text:style-name="T22">7</text:span><text:span text:style-name="T19">)</text:span><text:tab/><text:span text:style-name="T30">+2</text:span><text:span text:style-name="T48">10</text:span><text:span text:style-name="T30"> est représenté par </text:span>: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2">11000000</text:p>
          </table:table-cell>
          <table:table-cell table:style-name="Tableau7.B1" office:value-type="string">
            <text:p text:style-name="P2">10000000</text:p>
          </table:table-cell>
          <table:table-cell table:style-name="Tableau7.B1" office:value-type="string">
            <text:p text:style-name="P2">01000010</text:p>
          </table:table-cell>
          <table:table-cell table:style-name="Tableau7.D1" office:value-type="string">
            <text:p text:style-name="P2">01000000</text:p>
          </table:table-cell>
          <table:table-cell table:style-name="Tableau7.E1" office:value-type="string">
            <text:p text:style-name="P2">10000010</text:p>
          </table:table-cell>
        </table:table-row>
      </table:table>
      <text:p text:style-name="P39"/>
      <text:p text:style-name="P31"><text:span text:style-name="T19">Question</text:span><text:span text:style-name="T20"> </text:span><text:span text:style-name="T22">8</text:span><text:span text:style-name="T19">)</text:span><text:tab/><text:span text:style-name="T51">U</text:span><text:span text:style-name="T30">n seul de ces octets rep</text:span><text:span text:style-name="T38">r</text:span><text:span text:style-name="T30">ésente un "NaN" </text:span>:</text:p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4">11111000</text:p>
          </table:table-cell>
          <table:table-cell table:style-name="Tableau8.B1" office:value-type="string">
            <text:p text:style-name="P24"><text:span text:style-name="T31">1</text:span><text:span text:style-name="T32">11111</text:span><text:span text:style-name="T31">00</text:span></text:p>
          </table:table-cell>
          <table:table-cell table:style-name="Tableau8.C1" office:value-type="string">
            <text:p text:style-name="P24"><text:span text:style-name="T31">01</text:span><text:span text:style-name="T32">111</text:span><text:span text:style-name="T31">0</text:span><text:span text:style-name="T32">0</text:span><text:span text:style-name="T31">0</text:span></text:p>
          </table:table-cell>
          <table:table-cell table:style-name="Tableau8.A1" office:value-type="string">
            <text:p text:style-name="P24"><text:span text:style-name="T32">1</text:span><text:span text:style-name="T31">1000000</text:span></text:p>
          </table:table-cell>
          <table:table-cell table:style-name="Tableau8.E1" office:value-type="string">
            <text:p text:style-name="P2">10000010</text:p>
          </table:table-cell>
        </table:table-row>
      </table:table>
      <text:p text:style-name="P31"/>
      <text:p text:style-name="P32"><text:span text:style-name="T19">Question</text:span><text:span text:style-name="T20"> </text:span><text:span text:style-name="T24">9</text:span><text:span text:style-name="T19">)</text:span><text:tab/><text:span text:style-name="T42">L</text:span><text:span text:style-name="T39">'octet représentant le plus petit flottant positif </text:span><text:span text:style-name="T23">normalisé</text:span><text:span text:style-name="T39"> est</text:span><text:span text:style-name="T30"> </text:span>:</text:p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P25"><text:span text:style-name="T31">1</text:span><text:span text:style-name="T33">0</text:span><text:span text:style-name="T31">000000</text:span></text:p>
          </table:table-cell>
          <table:table-cell table:style-name="Tableau9.B1" office:value-type="string">
            <text:p text:style-name="P6">00000000</text:p>
          </table:table-cell>
          <table:table-cell table:style-name="Tableau9.B1" office:value-type="string">
            <text:p text:style-name="P6">00000111</text:p>
          </table:table-cell>
          <table:table-cell table:style-name="Tableau9.D1" office:value-type="string">
            <text:p text:style-name="P6">00001000</text:p>
          </table:table-cell>
          <table:table-cell table:style-name="Tableau9.E1" office:value-type="string">
            <text:p text:style-name="P6">00001001</text:p>
          </table:table-cell>
        </table:table-row>
      </table:table>
      <text:p text:style-name="P40"/>
      <text:p text:style-name="P32"><text:span text:style-name="T19">Question</text:span><text:span text:style-name="T20"> </text:span><text:span text:style-name="T24">10</text:span><text:span text:style-name="T19">)</text:span><text:tab/><text:span text:style-name="T42">L</text:span><text:span text:style-name="T39">'octet représentant le plus grand flottant positif </text:span><text:span text:style-name="T23">dénormalisé</text:span><text:span text:style-name="T39"> est</text:span><text:span text:style-name="T30"> </text:span>:</text:p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P25"><text:span text:style-name="T31">1</text:span><text:span text:style-name="T33">0</text:span><text:span text:style-name="T31">000000</text:span></text:p>
          </table:table-cell>
          <table:table-cell table:style-name="Tableau10.B1" office:value-type="string">
            <text:p text:style-name="P6">01111111</text:p>
          </table:table-cell>
          <table:table-cell table:style-name="Tableau10.C1" office:value-type="string">
            <text:p text:style-name="P6">00000111</text:p>
          </table:table-cell>
          <table:table-cell table:style-name="Tableau10.A1" office:value-type="string">
            <text:p text:style-name="P6">00001000</text:p>
          </table:table-cell>
          <table:table-cell table:style-name="Tableau10.E1" office:value-type="string">
            <text:p text:style-name="P6">00001001</text:p>
          </table:table-cell>
        </table:table-row>
      </table:table>
      <text:p text:style-name="P40"/>
      <text:p text:style-name="P32"><text:span text:style-name="T19">Question</text:span><text:span text:style-name="T23"> </text:span><text:span text:style-name="T24">11</text:span><text:span text:style-name="T19">)</text:span><text:tab/><text:span text:style-name="T43">L</text:span><text:span text:style-name="T39">e nombre total de "NaN" est de :</text:span></text:p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P10">16</text:p>
          </table:table-cell>
          <table:table-cell table:style-name="Tableau11.B1" office:value-type="string">
            <text:p text:style-name="P10">32</text:p>
          </table:table-cell>
          <table:table-cell table:style-name="Tableau11.C1" office:value-type="string">
            <text:p text:style-name="P10">14</text:p>
          </table:table-cell>
          <table:table-cell table:style-name="Tableau11.A1" office:value-type="string">
            <text:p text:style-name="P10">15</text:p>
          </table:table-cell>
          <table:table-cell table:style-name="Tableau11.E1" office:value-type="string">
            <text:p text:style-name="P10">8</text:p>
          </table:table-cell>
        </table:table-row>
      </table:table>
      <text:p text:style-name="P41"/>
      <text:p text:style-name="P33"><text:span text:style-name="T19">Question</text:span><text:span text:style-name="T23"> </text:span><text:span text:style-name="T24">12</text:span><text:span text:style-name="T19">)</text:span><text:tab/><text:span text:style-name="T41">L</text:span><text:span text:style-name="T39">e nombre total d</text:span><text:span text:style-name="T40">e flottants </text:span><text:span text:style-name="T26">normalisés </text:span><text:span text:style-name="T24">positifs</text:span><text:span text:style-name="T40"> est de</text:span><text:span text:style-name="T39"> :</text:span></text:p>
      <table:table table:name="Tableau12" table:style-name="Tableau12">
        <table:table-column table:style-name="Tableau12.A" table:number-columns-repeated="5"/>
        <table:table-row>
          <table:table-cell table:style-name="Tableau12.A1" office:value-type="string">
            <text:p text:style-name="P12">128</text:p>
          </table:table-cell>
          <table:table-cell table:style-name="Tableau12.B1" office:value-type="string">
            <text:p text:style-name="P12">11<text:span text:style-name="T44">2</text:span></text:p>
          </table:table-cell>
          <table:table-cell table:style-name="Tableau12.A1" office:value-type="string">
            <text:p text:style-name="P12">116</text:p>
          </table:table-cell>
          <table:table-cell table:style-name="Tableau12.A1" office:value-type="string">
            <text:p text:style-name="P23">114</text:p>
          </table:table-cell>
          <table:table-cell table:style-name="Tableau12.E1" office:value-type="string">
            <text:p text:style-name="P12">58</text:p>
          </table:table-cell>
        </table:table-row>
      </table:table>
      <text:p text:style-name="P42"/>
      <text:p text:style-name="P35"><text:span text:style-name="T25">Question</text:span><text:span text:style-name="T23"> </text:span><text:span text:style-name="T24">1</text:span><text:span text:style-name="T26">3</text:span><text:span text:style-name="T25">)</text:span><text:span text:style-name="T18"><text:tab/></text:span><text:span text:style-name="T44">Le plus grand flottant "codable" est</text:span><text:span text:style-name="T39"> :</text:span></text:p>
      <table:table table:name="Tableau13" table:style-name="Tableau13">
        <table:table-column table:style-name="Tableau13.A" table:number-columns-repeated="5"/>
        <table:table-row>
          <table:table-cell table:style-name="Tableau13.A1" office:value-type="string">
            <text:p text:style-name="P12"><text:span text:style-name="T44">+</text:span>128</text:p>
          </table:table-cell>
          <table:table-cell table:style-name="Tableau13.A1" office:value-type="string">
            <text:p text:style-name="P15">+256</text:p>
          </table:table-cell>
          <table:table-cell table:style-name="Tableau13.C1" office:value-type="string">
            <text:p text:style-name="P15">+240</text:p>
          </table:table-cell>
          <table:table-cell table:style-name="Tableau13.A1" office:value-type="string">
            <text:p text:style-name="P15">+127</text:p>
          </table:table-cell>
          <table:table-cell table:style-name="Tableau13.E1" office:value-type="string">
            <text:p text:style-name="P15">+254</text:p>
          </table:table-cell>
        </table:table-row>
      </table:table>
      <text:p text:style-name="P43"/>
      <text:p text:style-name="P36"><text:span text:style-name="T25">Question</text:span><text:span text:style-name="T23"> </text:span><text:span text:style-name="T24">1</text:span><text:span text:style-name="T27">4</text:span><text:span text:style-name="T25">)</text:span><text:span text:style-name="T18"><text:tab/></text:span><text:span text:style-name="T45">Le flottant qui suit </text:span><text:span text:style-name="T9">+60</text:span><text:span text:style-name="T46">10</text:span><text:span text:style-name="T45"> (codé </text:span><text:span text:style-name="T9">01100111</text:span><text:span text:style-name="T46">2</text:span><text:span text:style-name="T45">)</text:span><text:span text:style-name="T39"> </text:span><text:span text:style-name="T45">est </text:span><text:span text:style-name="T39">:</text:span></text:p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13"><text:span text:style-name="T44">+</text:span><text:span text:style-name="T45">61</text:span></text:p>
          </table:table-cell>
          <table:table-cell table:style-name="Tableau14.B1" office:value-type="string">
            <text:p text:style-name="P18">+64</text:p>
          </table:table-cell>
          <table:table-cell table:style-name="Tableau14.A1" office:value-type="string">
            <text:p text:style-name="P16">+<text:span text:style-name="T45">60,1</text:span></text:p>
          </table:table-cell>
          <table:table-cell table:style-name="Tableau14.A1" office:value-type="string">
            <text:p text:style-name="P16">+<text:span text:style-name="T45">60,125</text:span></text:p>
          </table:table-cell>
          <table:table-cell table:style-name="Tableau14.E1" office:value-type="string">
            <text:p text:style-name="P16">+<text:span text:style-name="T50">128</text:span></text:p>
          </table:table-cell>
        </table:table-row>
      </table:table>
      <text:p text:style-name="P69"><text:span text:style-name="T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padding="0.049cm" fo:border-left="none" fo:border-right="none" fo:border-top="0.06pt solid #000000" fo:border-bottom="none"/>
    </style:style>
    <style:style style:name="MT1" style:family="text">
      <style:text-properties officeooo:rsid="0035590b"/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span text:style-name="MT1">Page </text:span><text:span text:style-name="MT1"><text:page-number text:select-page="current">1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9:00:27.758147731</meta:creation-date>
    <dc:date>2024-10-01T17:15:49.314720769</dc:date>
    <meta:editing-duration>PT11H46M34S</meta:editing-duration>
    <meta:editing-cycles>69</meta:editing-cycles>
    <meta:generator>LibreOffice/24.2.5.2$Linux_X86_64 LibreOffice_project/420$Build-2</meta:generator>
    <meta:print-date>2023-10-04T14:55:47.528134690</meta:print-date>
    <meta:document-statistic meta:table-count="14" meta:image-count="0" meta:object-count="0" meta:page-count="2" meta:paragraph-count="103" meta:word-count="324" meta:character-count="1753" meta:non-whitespace-character-count="1511"/>
  </office:meta>
</office:document-meta>
</file>